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text-properties officeooo:paragraph-rsid="0010b594" loext:padding="0.0193in" loext:border="0.06pt solid #d9d9e3"/>
    </style:style>
    <style:style style:name="P2" style:family="paragraph" style:parent-style-name="Text_20_body">
      <style:paragraph-properties fo:padding="0.0193in" fo:border="0.06pt solid #d9d9e3"/>
      <style:text-properties officeooo:paragraph-rsid="00128b2f" loext:padding="0.0193in" loext:border="0.06pt solid #d9d9e3"/>
    </style:style>
    <style:style style:name="P3" style:family="paragraph" style:parent-style-name="Text_20_body">
      <style:paragraph-properties fo:padding="0.0193in" fo:border="0.06pt solid #d9d9e3"/>
      <style:text-properties officeooo:rsid="0005902b" officeooo:paragraph-rsid="00128b2f" loext:padding="0.0193in" loext:border="0.06pt solid #d9d9e3"/>
    </style:style>
    <style:style style:name="P4" style:family="paragraph" style:parent-style-name="Text_20_body">
      <style:paragraph-properties fo:padding="0.0193in" fo:border="0.06pt solid #d9d9e3"/>
      <style:text-properties officeooo:rsid="0010b594" officeooo:paragraph-rsid="0010b594" loext:padding="0.0193in" loext:border="0.06pt solid #d9d9e3"/>
    </style:style>
    <style:style style:name="P5" style:family="paragraph" style:parent-style-name="Text_20_body">
      <style:paragraph-properties fo:padding="0.0193in" fo:border="0.06pt solid #d9d9e3"/>
      <style:text-properties officeooo:rsid="00175c04" officeooo:paragraph-rsid="00176edb" loext:padding="0.0193in" loext:border="0.06pt solid #d9d9e3"/>
    </style:style>
    <style:style style:name="P6" style:family="paragraph" style:parent-style-name="Text_20_body">
      <style:paragraph-properties fo:padding="0.0193in" fo:border="0.06pt solid #d9d9e3"/>
      <style:text-properties officeooo:rsid="001ac6ec" officeooo:paragraph-rsid="001ac6ec" loext:padding="0.0193in" loext:border="0.06pt solid #d9d9e3"/>
    </style:style>
    <style:style style:name="P7" style:family="paragraph" style:parent-style-name="Text_20_body">
      <style:paragraph-properties fo:padding="0.0193in" fo:border="0.06pt solid #d9d9e3"/>
      <style:text-properties officeooo:rsid="001ac6ec" officeooo:paragraph-rsid="001ac6ec" loext:padding="0.0193in" loext:border="0.06pt solid #d9d9e3"/>
    </style:style>
    <style:style style:name="P8" style:family="paragraph" style:parent-style-name="Text_20_body">
      <style:paragraph-properties fo:padding="0.0193in" fo:border="0.06pt solid #d9d9e3"/>
      <style:text-properties officeooo:rsid="001ac6ec" officeooo:paragraph-rsid="0010b594" loext:padding="0.0193in" loext:border="0.06pt solid #d9d9e3"/>
    </style:style>
    <style:style style:name="P9" style:family="paragraph" style:parent-style-name="Text_20_body">
      <style:paragraph-properties fo:padding="0.0193in" fo:border="0.06pt solid #d9d9e3"/>
      <style:text-properties officeooo:rsid="00208a5a" officeooo:paragraph-rsid="00223230" loext:padding="0.0193in" loext:border="0.06pt solid #d9d9e3"/>
    </style:style>
    <style:style style:name="P10" style:family="paragraph" style:parent-style-name="Text_20_body">
      <style:paragraph-properties fo:padding="0.0193in" fo:border="0.06pt solid #d9d9e3" style:writing-mode="lr-tb"/>
      <style:text-properties officeooo:rsid="00208c1a" officeooo:paragraph-rsid="00236cbb" loext:padding="0.0193in" loext:border="0.06pt solid #d9d9e3"/>
    </style:style>
    <style:style style:name="P11" style:family="paragraph" style:parent-style-name="Text_20_body">
      <style:paragraph-properties fo:padding="0.0193in" fo:border="0.06pt solid #d9d9e3"/>
      <style:text-properties officeooo:rsid="00208c1a" officeooo:paragraph-rsid="00236cbb" loext:padding="0.0193in" loext:border="0.06pt solid #d9d9e3"/>
    </style:style>
    <style:style style:name="P12" style:family="paragraph" style:parent-style-name="Text_20_body">
      <style:paragraph-properties fo:padding="0.0193in" fo:border="0.06pt solid #d9d9e3"/>
      <style:text-properties officeooo:rsid="001921c6" officeooo:paragraph-rsid="001921c6" loext:padding="0.0193in" loext:border="0.06pt solid #d9d9e3"/>
    </style:style>
    <style:style style:name="P13" style:family="paragraph" style:parent-style-name="Text_20_body">
      <style:paragraph-properties fo:padding="0.0193in" fo:border="0.06pt solid #d9d9e3"/>
      <style:text-properties officeooo:rsid="00176edb" officeooo:paragraph-rsid="00176edb" loext:padding="0.0193in" loext:border="0.06pt solid #d9d9e3"/>
    </style:style>
    <style:style style:name="P14" style:family="paragraph" style:parent-style-name="Text_20_body">
      <style:paragraph-properties fo:padding="0.0193in" fo:border="0.06pt solid #d9d9e3" style:writing-mode="lr-tb"/>
      <style:text-properties officeooo:rsid="00236cbb" officeooo:paragraph-rsid="00236cbb" loext:padding="0.0193in" loext:border="0.06pt solid #d9d9e3"/>
    </style:style>
    <style:style style:name="T1" style:family="text">
      <style:text-properties officeooo:rsid="0005902b"/>
    </style:style>
    <style:style style:name="T2" style:family="text">
      <style:text-properties officeooo:rsid="00066479"/>
    </style:style>
    <style:style style:name="T3" style:family="text">
      <style:text-properties officeooo:rsid="00128b2f"/>
    </style:style>
    <style:style style:name="T4" style:family="text">
      <style:text-properties officeooo:rsid="00176edb"/>
    </style:style>
    <style:style style:name="T5" style:family="text">
      <style:text-properties officeooo:rsid="00182e5b"/>
    </style:style>
    <style:style style:name="T6" style:family="text">
      <style:text-properties officeooo:rsid="0018c9d4"/>
    </style:style>
    <style:style style:name="T7" style:family="text">
      <style:text-properties officeooo:rsid="001912ee"/>
    </style:style>
    <style:style style:name="T8" style:family="text">
      <style:text-properties officeooo:rsid="001921c6"/>
    </style:style>
    <style:style style:name="T9" style:family="text">
      <style:text-properties officeooo:rsid="001ac6ec"/>
    </style:style>
    <style:style style:name="T10" style:family="text">
      <style:text-properties officeooo:rsid="001bd01e"/>
    </style:style>
    <style:style style:name="T11" style:family="text">
      <style:text-properties officeooo:rsid="001d0694"/>
    </style:style>
    <style:style style:name="T12" style:family="text">
      <style:text-properties officeooo:rsid="001e7c33"/>
    </style:style>
    <style:style style:name="T13" style:family="text">
      <style:text-properties officeooo:rsid="001f2c8f"/>
    </style:style>
    <style:style style:name="T14" style:family="text">
      <style:text-properties officeooo:rsid="00208a5a"/>
    </style:style>
    <style:style style:name="T15" style:family="text">
      <style:text-properties officeooo:rsid="00208c1a"/>
    </style:style>
    <style:style style:name="T16" style:family="text">
      <style:text-properties officeooo:rsid="00223230"/>
    </style:style>
    <style:style style:name="T17" style:family="text">
      <style:text-properties officeooo:rsid="00236c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You should write a review of their influence on the development of modern technology and then use your informed opinion to estimate if their mother had had a miscarriage, how many days would our current state of technology be retarded?”</text:p>
      <text:p text:style-name="P8"/>
      <text:p text:style-name="P8"><text:s/></text:p>
      <text:p text:style-name="P8">Alan Turing was a British mathematician and computer scientist who made significant contributions to the development of modern technology. His work laid the foundations for the development of the modern computer and he is often referred to as the "father of computer science.”</text:p>
      <text:p text:style-name="P8">Alan Turing was born on June 23, 1912, in Maida Vale, London. He was the second of his parents' two children and was raised in a privileged environment. Turing's father, Julius Mathison Turing, was a member of the Indian Civil Service and his mother, Ethel Sara Turing, was the daughter of a British civil servant.</text:p>
      <text:p text:style-name="P8">Turing was a precocious child and showed a strong aptitude for mathematics and science from an early age. He attended Sherborne School, a prestigious public school in Dorset, where he excelled in his studies and was a top student in his class. After completing his education at Sherborne, Turing went on to study mathematics at King's College, Cambridge. He excelled at Cambridge, earning a first-class degree in 1934.</text:p>
      <text:p text:style-name="P8">After completing his degree, Turing spent a year at Princeton University in the United States, where he completed his PhD in mathematics. His thesis, entitled "On Computable Numbers, with an Application to the Entscheidungsproblem," laid the foundations for the development of the modern computer. In this thesis, Turing introduced the concept of the universal machine, also known as the Turing machine, which is a theoretical device that is capable of performing any computation that can be performed by a computer.</text:p>
      <text:p text:style-name="P8">The idea behind the Turing machine is that it consists of an infinitely long tape divided into squares, each of which could contain a symbol. The machine would read the symbol on the current square, perform a calculation based on the symbol, and then move the tape either left or right. </text:p>
      <text:p text:style-name="P8">Turing's concept of the Turing Machine was groundbreaking because it demonstrated that any calculation that could be performed manually could also be performed by a machine. This was a major shift in the way people thought about computation and laid the foundation for the development of modern computers.</text:p>
      <text:p text:style-name="P8">In addition to his work on the Turing Machine, Turing was also instrumental in the development of the first practical computer, the Electronic Delay Storage Automatic Calculator (EDSAC). This machine was used to perform a wide range of calculations, including codebreaking during World <text:soft-page-break/>War II. It was based on the concept of the Turing Machine and was able to store and retrieve data from external memory.</text:p>
      <text:p text:style-name="P8">Turing's contributions to computer science and technology also extended to artificial intelligence. He is credited with coining the term "artificial intelligence" and was one of the first researchers to explore the possibility of creating intelligent machines. His work laid the foundation for the development of modern AI technologies such as machine learning and natural language processing.</text:p>
      <text:p text:style-name="P8">Turing's contributions to computer science and technology were not limited to his work on computers and artificial intelligence. He also made significant contributions to the field of cryptography and was a key player in the development of a machine that manage to crack the Enigma machine, which was used by the Germans during World War II to encrypt their communications.</text:p>
      <text:p text:style-name="P8">In 1946, Turing left the Government Code and Cypher School and took a position at the National Physical Laboratory, where he began work on the development of the Automatic Computing Engine (ACE). The ACE was one of the first general-purpose computers and was a significant step forward in the development of modern computers.</text:p>
      <text:p text:style-name="P8">In 1950, Turing published a paper entitled "Computing Machinery and Intelligence," in which he introduced the concept of the "Turing test." The Turing test is a benchmark for evaluating the intelligence of a machine and is based on the idea that if a machine can converse with a human in such a way that the human cannot tell that they are talking to a machine, then the machine is considered intelligent. The Turing test has become a widely accepted measure of artificial intelligence and has influenced the development of many modern technologies.</text:p>
      <text:p text:style-name="P8">Turing made numerous other contributions to the field of computer science and technology. An example is his work on the Colossus and the ACE as well as some significant contributions to the development of computer programming languages.</text:p>
      <text:p text:style-name="P8">In addition to his contributions to computer science and technology, Turing also made significant contributions to the field of biology. He developed the concept of the "Turing pattern," which explained how patterns in nature, such as animal coat markings or the shapes of leaves, emerge as a result of a process of diffusion and reaction.</text:p>
      <text:p text:style-name="P8">Turing's work on the Turing pattern was groundbreaking because it demonstrated that complex patterns could emerge from simple rules and processes, and it laid the foundation for the development of modern computational biology.</text:p>
      <text:p text:style-name="P8">Despite his many accomplishments, Turing faced significant challenges in his personal life. He was homosexual at a time when homosexuality was illegal in the United Kingdom, and was prosecuted in 1952 for "gross indecency." He was convicted and given the choice between <text:soft-page-break/>imprisonment and chemical castration. He chose the latter and was subjected to hormone therapy for a year.</text:p>
      <text:p text:style-name="P8">Turing's conviction had a significant impact on his career and personal life. He was stripped of his security clearance and was no longer able to work on classified projects. He continued to work in computer science and artificial intelligence, but his contributions were not recognized to the same extent as they had been before his conviction.</text:p>
      <text:p text:style-name="P8">Turing's legacy has been recognized beyond the scientific community as well. In 2009, then-Prime Minister Gordon Brown issued a formal apology on behalf of the British government for the way Turing was treated after his conviction for homosexuality. In 2017, a law was passed in the United Kingdom pardoning men who had been convicted of homosexuality.</text:p>
      <text:p text:style-name="P8">Turing's work on the Enigma machine was instrumental in breaking the German code and played a crucial role in the Allied victory in the war. His efforts were recognized by the British government, which awarded him the Order of the British Empire in 1952 and in 1966, he was posthumously awarded the ACM A.M. Turing Award, which is considered the "Nobel Prize" of computer science.</text:p>
      <text:p text:style-name="P8">Turing died in 1954, at the age of 41, under mysterious circumstances. The official cause of death was cyanide poisoning, but there have been theories that he may have taken his own life due to the stresses of his personal and professional life.</text:p>
      <text:p text:style-name="P8">Despite the challenges he faced in his personal life, Alan Turing's contributions to computer science and technology have had a significant impact on the development of modern technology. His ideas and innovations continue to shape the way we interact with computers and technology today, and he is remembered as one of the fathers of modern computer science.</text:p>
      <text:p text:style-name="P8">With that amount of creations and innovations, one thing can be said for sure: Alan Turing pushed the boundaries of what was considered to be possible. However, I think there are also other things at play when we have to estimate how many days would our current state of technology be retarded if his mother had had a miscarriage.</text:p>
      <text:p text:style-name="P8">Firstly I want to touch on the fact that since he pushed our civilization in more than one direction, the number of days will vary between inventions. For example, since at the time of the invention of the machine that cracked the Enigma machine World War II was in motion, one way or another (assuming there is only one way to crack the code) someone would have figured out the same thing as Turing, slowing the human civilization a month or two (around 45 days). On the other hand, an invention like the Turing test will slow human civilization more since it's not it wasn’t invented out of necessity. My approximation for it is around 8-10 years, which is a huge range, so I am just going to guess something in the middle: (around 3285 days).</text:p>
      <text:p text:style-name="P8">As we see in the above example the longer we predict something is going to take, the less accurate we can get. That is shown in the two examples above. When the approximation was small, like a <text:soft-page-break/>month or two, the range was 30 days. However in the second part, since the approximation was big, the range was 730 days.</text:p>
      <text:p text:style-name="P8">With those two things in mind, we need to find the most accurate way to measure the retardation of our civilization. One way to address the first issue, we can just to add the number of days each one of the more significant inventions would approximately slow down our civilization. That way if one invention is invented faster than another in approximation those two occurrences will cancel out theoretically. To address the second issue, there isn’t a specific solution that we can introduce. The best we can do is take the middle of the range that we approximate. With that in mind, we can start to calculate the exact number of days.</text:p>
      <text:p text:style-name="P8">Let’s start with his first invention/idea:</text:p>
      <text:p text:style-name="P8">The first invention we will look at is the EDSAC, the machine that managed to break the Enigma code. I think as mentioned above since at that time there was a war going on, the Allies would have needed around a month or two to come up with the same idea. So that is </text:p>
      <text:p text:style-name="P8">(30+60)/2=45 days.</text:p>
      <text:p text:style-name="P8">Next, we will look at the Turing machine. Since there wasn’t necessary for it to be invented fast, but the idea was new, therefore I will say around 6-7 years. So the calculation is as follows:</text:p>
      <text:p text:style-name="P8"><text:s/>((4*365)+(5*365))/2 = (1460+1825)/2 = 1643 days.</text:p>
      <text:p text:style-name="P8">Next, we have the Turing test. Since there wasn’t necessary for it to be invented fast, but the idea was new, therefore I will say around 8-10 years. So the calculation is as follows:</text:p>
      <text:p text:style-name="P8"><text:s/>((8*365)+(10*365))/2 = (2920+3650)/2 = 3285 days.</text:p>
      <text:p text:style-name="P8">Next, we have the Turing pattern. Again we see that there wasn’t necessary for it to be invented fast, but the idea was new, therefore I will say around 2-4 years. So the calculation is as follows:</text:p>
      <text:p text:style-name="P8">((2*365)+(4*365))/2 = (730+1460)/2 = 1095 days.</text:p>
      <text:p text:style-name="P8"/>
      <text:p text:style-name="P8"><text:s/></text:p>
      <text:p text:style-name="P8">Now if we add them together:</text:p>
      <text:p text:style-name="P8">45+1643+3285+1095 = 6068, which is around 16 and a half years.</text:p>
      <text:p text:style-name="P8">I believe that 6068 days is a good estimation, but under no circumstances, we can say that that amount is even close to the actual amount of days. That is because in essence that is almost just a number since we are considering only one person's progress and we are not taking into account other important facts like what if someone else had the same ideas in the same order, but Alan Turing just submitted or achieved them a day or two earlier. In that case, civilization would be <text:soft-page-break/>slowed a day. Another thing is that if the Allies didn’t break the Enigma machine, and the Nazis won, our world may have gone in a different direction. So different that it wouldn’t even be comparable. In that case, there is no way to estimate in any way the number of days. Not even that if he was not born, the butterfly effect will occur, leading to the same conclusion as the last 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9:40:43.968139381</meta:creation-date>
    <dc:date>2022-12-31T13:28:06.192737141</dc:date>
    <meta:editing-duration>PT40M46S</meta:editing-duration>
    <meta:editing-cycles>4</meta:editing-cycles>
    <meta:generator>LibreOffice/7.3.7.2$Linux_X86_64 LibreOffice_project/30$Build-2</meta:generator>
    <meta:document-statistic meta:table-count="0" meta:image-count="0" meta:object-count="0" meta:page-count="5" meta:paragraph-count="39" meta:word-count="1907" meta:character-count="11290" meta:non-whitespace-character-count="9414"/>
  </office:meta>
</office:document-meta>
</file>